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33200001D8E0A4555F7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fo:line-height="150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7.752cm"/>
          <style:tab-stop style:position="7.858cm"/>
          <style:tab-stop style:position="8.752cm"/>
          <style:tab-stop style:position="10.319cm"/>
          <style:tab-stop style:position="16.503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7.858cm"/>
          <style:tab-stop style:position="8.752cm"/>
          <style:tab-stop style:position="10.319cm"/>
          <style:tab-stop style:position="16.503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fo:line-height="150%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cm" fo:line-height="150%" fo:text-align="center" style:justify-single-word="false" fo:break-before="page"/>
    </style:style>
    <style:style style:name="P17" style:family="paragraph" style:parent-style-name="Standard">
      <style:paragraph-properties fo:margin-left="0.3cm" fo:margin-right="0cm" fo:margin-top="0cm" fo:margin-bottom="0cm" fo:line-height="100%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  <style:tab-stop style:position="16.503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Мой_20_заголовок2">
      <style:paragraph-properties fo:break-before="page"/>
    </style:style>
    <style:style style:name="P19" style:family="paragraph" style:parent-style-name="Мой_20_заголовок2">
      <style:paragraph-properties fo:break-before="page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variant="normal" fo:text-transform="none" fo:color="#202122" style:font-name="Times New Roman" fo:font-size="14pt" fo:letter-spacing="normal" fo:language="en" fo:country="US" fo:font-style="normal" fo:font-weight="normal" style:font-size-asian="14pt" style:font-weight-asian="normal" style:font-name-complex="Times New Roman1" style:font-size-complex="14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style:writing-mode="lr-tb"/>
    </style:style>
    <style:style style:name="P28" style:family="paragraph" style:parent-style-name="Contents_20_Heading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Мой_20_заголовок2">
      <style:text-properties fo:font-size="14pt" style:font-size-asian="14pt" style:font-size-complex="14pt"/>
    </style:style>
    <style:style style:name="P32" style:family="paragraph" style:parent-style-name="Text_20_body">
      <style:text-properties fo:font-size="14pt" fo:language="ru" fo:country="RU" style:font-size-asian="14pt" style:font-name-complex="Times New Roman1" style:font-size-complex="14pt"/>
    </style:style>
    <style:style style:name="P33" style:family="paragraph" style:parent-style-name="Contents_20_1">
      <style:paragraph-properties>
        <style:tab-stops>
          <style:tab-stop style:position="17.24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249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margin-top="0cm" fo:margin-bottom="0cm" fo:line-height="150%" fo:text-align="center" style:justify-single-word="false" style:page-number="auto">
        <style:tab-stops>
          <style:tab-stop style:position="7.091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50%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9" style:family="paragraph" style:parent-style-name="Standard" style:list-style-name="L2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 style:list-style-name="L1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41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2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style:writing-mode="lr-tb"/>
    </style:style>
    <style:style style:name="P43" style:family="paragraph" style:parent-style-name="List_20_Paragraph" style:list-style-name="WWNum2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 style:list-style-name="WWNum2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style:writing-mode="lr-tb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name-complex="Times New Roman1" style:font-size-complex="14pt" style:font-style-complex="normal"/>
    </style:style>
    <style:style style:name="P45" style:family="paragraph" style:parent-style-name="List_20_Paragraph" style:list-style-name="WWNum2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style:writing-mode="lr-tb"/>
      <style:text-properties fo:font-variant="normal" fo:text-transform="none" style:use-window-font-color="true" style:font-name="Times New Roman" fo:font-size="14pt" fo:letter-spacing="normal" fo:font-style="normal" fo:font-weight="normal" style:font-name-asian="Consolas" style:font-size-asian="14pt" style:font-style-asian="normal" style:font-name-complex="Times New Roman1" style:font-size-complex="14pt" style:font-style-complex="normal"/>
    </style:style>
    <style:style style:name="P46" style:family="paragraph" style:parent-style-name="List_20_Paragraph" style:list-style-name="WWNum2">
      <style:paragraph-properties fo:margin-left="0cm" fo:margin-right="0cm" fo:margin-top="0cm" fo:margin-bottom="0cm" fo:line-height="150%" fo:text-align="center" style:justify-single-word="false" fo:orphans="2" fo:widows="2" fo:text-indent="1.251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List_20_Paragraph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Heading_20_2">
      <style:text-properties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name-complex="Times New Roman1" style:font-size-complex="14pt"/>
    </style:style>
    <style:style style:name="T14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tyle-asian="italic" style:font-name-complex="Times New Roman1" style:font-size-complex="14pt" style:font-style-complex="italic"/>
    </style:style>
    <style:style style:name="T15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16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name-complex="Times New Roman1" style:font-size-complex="14pt" style:font-style-complex="normal"/>
    </style:style>
    <style:style style:name="T17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style:font-size-asian="14pt" style:font-style-asian="normal" style:font-name-complex="Times New Roman1" style:font-size-complex="14pt" style:font-style-complex="normal"/>
    </style:style>
    <style:style style:name="T18" style:family="text">
      <style:text-properties fo:font-variant="normal" fo:text-transform="none" style:use-window-font-color="true" style:text-line-through-style="none" style:font-name="Times New Roman" fo:font-size="14pt" fo:letter-spacing="normal" fo:font-style="normal" style:text-underline-style="none" fo:font-weight="normal" style:text-blinking="false" style:font-size-asian="14pt" style:font-name-complex="Times New Roman1" style:font-size-complex="14pt"/>
    </style:style>
    <style:style style:name="T19" style:family="text">
      <style:text-properties fo:font-variant="normal" fo:text-transform="none" style:use-window-font-color="true" fo:letter-spacing="normal" fo:font-style="normal" fo:font-weight="normal" style:font-name-asian="Consolas" style:font-style-asian="normal" style:font-style-complex="normal"/>
    </style:style>
    <style:style style:name="T20" style:family="text">
      <style:text-properties style:font-name-asian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ИСТЕРСТВО НАУКИ И ВЫСШЕГО ОБРАЗОВАНИЯ<text:line-break/>РОССИЙСКОЙ ФЕДЕРАЦИИ</text:p>
      <text:p text:style-name="P9">Федеральное государственное автономное образовательное учреждение <text:line-break/>высшего образования</text:p>
      <text:p text:style-name="P9">«КРЫМСКИЙ ФЕДЕРАЛЬНЫЙ УНИВЕРСИТЕТ им. В. И. ВЕРНАДСКОГО»</text:p>
      <text:p text:style-name="P9">ФИЗИКО-ТЕХНИЧЕСКИЙ ИНСТИТУТ</text:p>
      <text:p text:style-name="P9">Кафедра компьютерной инженерии и моделирования</text:p>
      <text:p text:style-name="P9"/>
      <text:p text:style-name="P9"/>
      <text:p text:style-name="P9"/>
      <text:p text:style-name="P14">СОЗДАНИЕ ИГРЫ «ЗМЕЙКА» НА С++</text:p>
      <text:p text:style-name="P9"/>
      <text:p text:style-name="P9"/>
      <text:p text:style-name="P3">Курсовая работа</text:p>
      <text:p text:style-name="P3">по дисциплине «Программирование» </text:p>
      <text:p text:style-name="P3">студента 1 курса группы ПИ-б-о-191</text:p>
      <text:p text:style-name="P9">Паламарчука Глеба Сергеевича</text:p>
      <text:p text:style-name="P9"/>
      <text:p text:style-name="P11">направления подготовки 09.03.04 «программная инженерия» </text:p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Научный руководитель </text:p>
            <text:p text:style-name="P12">старший преподаватель кафедры компьютерной инженерии и моделирования<text:line-break/></text:p>
          </table:table-cell>
          <table:table-cell table:style-name="Таблица1.A1" office:value-type="string">
            <text:p text:style-name="P17">____________</text:p>
            <text:p text:style-name="P17"/>
            <text:p text:style-name="P17">____________</text:p>
          </table:table-cell>
          <table:table-cell table:style-name="Таблица1.A1" office:value-type="string">
            <text:p text:style-name="P10"><text:s/></text:p>
            <text:p text:style-name="P10"/>
            <text:p text:style-name="P10">Чабанов В.В.</text:p>
          </table:table-cell>
        </table:table-row>
      </table:table>
      <text:p text:style-name="P2"/>
      <text:p text:style-name="P2"/>
      <text:p text:style-name="P2"><text:bookmark text:name="Bookmark"/></text:p>
      <text:p text:style-name="P2">Симферополь, 2021</text:p>
      <text:p text:style-name="P20">РЕФЕРАТ</text:p>
      <text:p text:style-name="P1">Курсовая работа: 25 с., 1ч., 1 рис., 1 приложение, 7 источников.</text:p>
      <text:p text:style-name="P1"/>
      <text:p text:style-name="P6">C++, <text:span text:style-name="T10">ПРИЛОЖЕНИЕ, ИГРА, ЗМЕЙКА, </text:span>SFML.</text:p>
      <text:p text:style-name="P6"/>
      <text:p text:style-name="P6">Предмет исследования <text:span text:style-name="T10">–</text:span> <text:span text:style-name="T10">процесс написания игры на </text:span>C++.</text:p>
      <text:p text:style-name="P6"><text:s/><text:span text:style-name="T10">Объект исследования – С++.</text:span></text:p>
      <text:p text:style-name="P5"/>
      <text:p text:style-name="P5">Метод исследования – моделирование игры.</text:p>
      <text:p text:style-name="P5"/>
      <text:p text:style-name="P5"/>
      <text:p text:style-name="P16"><text:span text:style-name="T2">О</text:span><text:span text:style-name="Мой_20_заголовок2_20_Знак"><text:span text:style-name="T5">ГЛАВЛЕНИЕ</text:span></text:span></text:p>
      <text:p text:style-name="P28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"><text:a xlink:type="simple" xlink:href="#__RefHeading__379_92418504" text:style-name="Internet_20_link" text:visited-style-name="Visited_20_Internet_20_Link">1.1 Цель проекта<text:tab/>5</text:a></text:p>
          <text:p text:style-name="P34"><text:a xlink:type="simple" xlink:href="#__RefHeading__381_92418504" text:style-name="Internet_20_link" text:visited-style-name="Visited_20_Internet_20_Link">1.2 Существующие аналоги<text:tab/>5</text:a></text:p>
          <text:p text:style-name="P34"><text:a xlink:type="simple" xlink:href="#__RefHeading__383_92418504" text:style-name="Internet_20_link" text:visited-style-name="Visited_20_Internet_20_Link">1.3 Основные отличия от аналогов<text:tab/>5</text:a></text:p>
          <text:p text:style-name="P34"><text:a xlink:type="simple" xlink:href="#__RefHeading__385_92418504" text:style-name="Internet_20_link" text:visited-style-name="Visited_20_Internet_20_Link">1.4 Техническое задание<text:tab/>5</text:a></text:p>
          <text:p text:style-name="P34"><text:a xlink:type="simple" xlink:href="#__RefHeading__387_92418504" text:style-name="Internet_20_link" text:visited-style-name="Visited_20_Internet_20_Link">2.1 Анализ инструментальных средств<text:tab/>7</text:a></text:p>
          <text:p text:style-name="P34"><text:a xlink:type="simple" xlink:href="#__RefHeading__389_92418504" text:style-name="Internet_20_link" text:visited-style-name="Visited_20_Internet_20_Link">2.2 Описание алгоритмов<text:tab/>7</text:a></text:p>
          <text:p text:style-name="P34"><text:a xlink:type="simple" xlink:href="#__RefHeading__391_92418504" text:style-name="Internet_20_link" text:visited-style-name="Visited_20_Internet_20_Link">2.3 Описание структур данных<text:tab/>7</text:a></text:p>
          <text:p text:style-name="P34"><text:a xlink:type="simple" xlink:href="#__RefHeading__393_92418504" text:style-name="Internet_20_link" text:visited-style-name="Visited_20_Internet_20_Link">2.4 Описание основных модулей<text:tab/>8</text:a></text:p>
          <text:p text:style-name="P34"><text:a xlink:type="simple" xlink:href="#__RefHeading__395_92418504" text:style-name="Internet_20_link" text:visited-style-name="Visited_20_Internet_20_Link">3.1 Тестирование исходного кода<text:tab/>10</text:a></text:p>
          <text:p text:style-name="P34"><text:a xlink:type="simple" xlink:href="#__RefHeading__397_92418504" text:style-name="Internet_20_link" text:visited-style-name="Visited_20_Internet_20_Link">3.2 Тестирование интерфейса пользователя и юзабилити<text:tab/>10</text:a></text:p>
          <text:p text:style-name="P34"><text:a xlink:type="simple" xlink:href="#__RefHeading__399_92418504" text:style-name="Internet_20_link" text:visited-style-name="Visited_20_Internet_20_Link">4.1 Перспективы технического развития<text:tab/>11</text:a></text:p>
          <text:p text:style-name="P34"><text:a xlink:type="simple" xlink:href="#__RefHeading__401_92418504" text:style-name="Internet_20_link" text:visited-style-name="Visited_20_Internet_20_Link">4.2 Перспективы монетизации<text:tab/>11</text:a></text:p>
          <text:p text:style-name="P33"><text:a xlink:type="simple" xlink:href="#__RefHeading__403_92418504" text:style-name="Internet_20_link" text:visited-style-name="Visited_20_Internet_20_Link">ПРИЛОЖЕНИЕ 1<text:line-break/>КОД ОСНОВНЫХ МОДУЛЕЙ ПРОЕКТА<text:tab/>14</text:a></text:p>
        </text:index-body>
      </text:table-of-content>
      <text:p text:style-name="Standard"><text:a xlink:type="simple" xlink:href="#_Toc34004330" text:style-name="Internet_20_link" text:visited-style-name="Visited_20_Internet_20_Link"/></text:p>
      <text:p text:style-name="P4"/>
      <text:p text:style-name="P19"><text:bookmark-start text:name="Bookmark1"/>ВВЕДЕНИЕ<text:bookmark-end text:name="Bookmark1"/></text:p>
      <text:p text:style-name="P1"/>
      <text:p text:style-name="P1"><text:tab/>Предметом исследования является <text:s/><text:span text:style-name="T10">процесс написания игры на </text:span><text:span text:style-name="T9">C++. </text:span><text:span text:style-name="T10">Объектом исследования является С++.</text:span></text:p>
      <text:p text:style-name="P5"/>
      <text:p text:style-name="Мой_20_обычный"><text:span text:style-name="T5">В данной курсовой работе исследовались возможности создания видео-игры под названием «Змейка» с концептуально новым подходом к восприятию геймплея данной игры и использованием языка программирования </text:span><text:span text:style-name="T7">C++. </text:span><text:span text:style-name="T8">Также был использован фреймворк </text:span><text:span text:style-name="T7">SFML, </text:span><text:span text:style-name="T8">написанный на нём же.</text:span><text:span text:style-name="T5"> Целью моей работы было создание игры для самостоятельного использования для снятия стресса.<text:line-break/><text:line-break/>Для получения результата необходимо изучить на должном уровне язык программирования </text:span><text:span text:style-name="T7">C</text:span><text:span text:style-name="T8">++, установить и изучить фреймворк </text:span><text:span text:style-name="T7">SFML, </text:span><text:span text:style-name="T8">разработать концепцию и уникальное торговое предложение для конечного продукта. Затем необходимо написать техническое задание, выполнимое с имеющимся багажом знаний и умений, применимых к созданию игры, создать и продумать алгоритм согласно этому техническому заданию. Также необходимо написать и протестировать все участки проекта.</text:span></text:p>
      <text:p text:style-name="P21"/>
      <text:p text:style-name="P1"/>
      <text:p text:style-name="P18"><text:bookmark-start text:name="_Toc452382629"/><text:bookmark-start text:name="_Toc452336398"/><text:bookmark-start text:name="_Toc452246328"/><text:bookmark-start text:name="_Toc452245938"/><text:bookmark-start text:name="Bookmark2"/><text:span text:style-name="T5">ГЛАВА 1</text:span><text:bookmark-end text:name="_Toc452336398"/><text:bookmark-end text:name="_Toc452246328"/><text:bookmark-end text:name="_Toc452245938"/><text:bookmark-end text:name="Bookmark2"/><text:span text:style-name="T5"><text:line-break/>ПОСТАНОВКА ЗАДАЧИ</text:span><text:bookmark-end text:name="_Toc452382629"/></text:p>
      <text:p text:style-name="P1"/>
      <text:h text:style-name="P37" text:outline-level="2"><text:bookmark-start text:name="__RefHeading__379_92418504"/><text:bookmark-start text:name="Bookmark3"/>1.1 Цель проекта<text:bookmark-end text:name="__RefHeading__379_92418504"/><text:bookmark-end text:name="Bookmark3"/></text:h>
      <text:p text:style-name="P21">По итогу разработки планируется создать игру «Змейка».</text:p>
      <text:p text:style-name="P21"/>
      <text:h text:style-name="P37" text:outline-level="2"><text:bookmark-start text:name="__RefHeading__381_92418504"/><text:bookmark-start text:name="Bookmark4"/>1.2 Существующие аналоги<text:bookmark-end text:name="__RefHeading__381_92418504"/><text:bookmark-end text:name="Bookmark4"/></text:h>
      <text:list xml:id="list4098412036215483604" text:style-name="L1">
        <text:list-item>
          <text:list>
            <text:list-item>
              <text:list>
                <text:list-item>
                  <text:p text:style-name="P40"><text:span text:style-name="T1">«</text:span><text:span text:style-name="T3">Snake</text:span><text:span text:style-name="T4">»</text:span><text:span text:style-name="T3"> </text:span><text:span text:style-name="T4">на </text:span><text:span text:style-name="T3">Nokia 3310</text:span></text:p>
                </text:list-item>
                <text:list-item>
                  <text:p text:style-name="P40"><text:span text:style-name="T3">«Snake</text:span><text:span text:style-name="T4">» на </text:span><text:span text:style-name="T3">Nokia </text:span><text:span text:style-name="T4">6110</text:span></text:p>
                </text:list-item>
                <text:list-item>
                  <text:p text:style-name="P40"><text:span text:style-name="T4">«</text:span><text:span text:style-name="T3">Snake</text:span><text:span text:style-name="T4">» на </text:span><text:span text:style-name="T3">Nokia N-Gage</text:span></text:p>
                </text:list-item>
              </text:list>
            </text:list-item>
          </text:list>
        </text:list-item>
      </text:list>
      <text:p text:style-name="P21"/>
      <text:h text:style-name="P37" text:outline-level="2"><text:bookmark-start text:name="__RefHeading__383_92418504"/><text:bookmark-start text:name="Bookmark5"/>1.3 Основные отличия от аналогов<text:bookmark-end text:name="__RefHeading__383_92418504"/><text:bookmark-end text:name="Bookmark5"/></text:h>
      <text:p text:style-name="P21">Наш проект лучше, чем уже существующие с точки зрения пользователя тем, что из геймплея исключен счёт и рекорды. Это позволяет пользователю не сосредотачиваться на цифрах, полностью отдаваясь медитативному геймплею. </text:p>
      <text:list xml:id="list6050625625752735664" text:style-name="Outline">
        <text:list-item>
          <text:list>
            <text:list-item>
              <text:h text:style-name="P48" text:outline-level="2"><text:bookmark-start text:name="__RefHeading__385_92418504"/><text:bookmark-start text:name="Bookmark6"/>1.4 Техническое задание<text:bookmark-end text:name="__RefHeading__385_92418504"/><text:bookmark-end text:name="Bookmark6"/></text:h>
            </text:list-item>
          </text:list>
        </text:list-item>
      </text:list>
      <text:list xml:id="list8499917191449927085" text:style-name="L2">
        <text:list-item>
          <text:list>
            <text:list-item>
              <text:list>
                <text:list-item>
                  <text:p text:style-name="P39">Два основных окна. Меню, максимально приближенное к абсолютному минимуму (в идеале, с одной кнопкой) и игровое поле.</text:p>
                </text:list-item>
                <text:list-item>
                  <text:p text:style-name="P39">В меню возможность смены уровня сложности, в идеале без необходимости начинать новую игру.</text:p>
                </text:list-item>
                <text:list-item>
                  <text:p text:style-name="P39">Отсутствие механики «Супер-еды», так часто характерной для конкурентов, отсутствие счётчика рекордов.</text:p>
                </text:list-item>
                <text:list-item>
                  <text:p text:style-name="P39">Поле квадратное, произвольного (на усмотрение разработчика) размера.</text:p>
                </text:list-item>
                <text:list-item>
                  <text:p text:style-name="P39">Минималистский, но успокаивающий дизайн как самой змейки, так и её еды.</text:p>
                </text:list-item>
                <text:list-item>
                  <text:p text:style-name="P39">При поражении производить перезапуск игры без выхода в меню.</text:p>
                </text:list-item>
                <text:list-item>
                  <text:p text:style-name="P39">Доступ в меню в любой момент игры.</text:p>
                </text:list-item>
                <text:list-item>
                  <text:p text:style-name="P39">Классические механики змейки: при съедении элемента генерируется следующий оный, в месте съедения змейка растёт на 1, когда до <text:soft-page-break/>этого места добирается её кончик хвоста, торическая топология поля (возможность перемещения через крайние грани поля наподобие червоточины).</text:p>
                </text:list-item>
                <text:list-item>
                  <text:p text:style-name="P39">Так как это курсовая работа за первый семестр, она должна быть обязательно выполнена на языке <text:span text:style-name="T9">C++</text:span><text:span text:style-name="T10">.</text:span></text:p>
                </text:list-item>
              </text:list>
            </text:list-item>
          </text:list>
        </text:list-item>
      </text:list>
      <text:p text:style-name="P1"/>
      <text:p text:style-name="P18"><text:bookmark-start text:name="_Toc452382631"/><text:bookmark-start text:name="_Toc452336400"/><text:bookmark-start text:name="_Toc452246330"/><text:bookmark-start text:name="Bookmark7"/><text:span text:style-name="T5">ГЛАВА 2</text:span><text:bookmark-end text:name="_Toc452336400"/><text:bookmark-end text:name="_Toc452246330"/><text:bookmark-end text:name="Bookmark7"/><text:span text:style-name="T5"><text:line-break/>ПРОГРАММНАЯ РЕАЛИЗАЦИЯ ПРИЛОЖЕНИЯ</text:span><text:bookmark-end text:name="_Toc452382631"/></text:p>
      <text:p text:style-name="P13"/>
      <text:list xml:id="list38343562" text:continue-list="list6050625625752735664" text:style-name="Outline">
        <text:list-item>
          <text:list>
            <text:list-item>
              <text:h text:style-name="P48" text:outline-level="2"><text:bookmark-start text:name="__RefHeading__387_92418504"/><text:bookmark-start text:name="Bookmark8"/>2.1 Анализ инструментальных средств<text:bookmark-end text:name="__RefHeading__387_92418504"/><text:bookmark-end text:name="Bookmark8"/></text:h>
            </text:list-item>
          </text:list>
        </text:list-item>
      </text:list>
      <text:p text:style-name="P23"><text:span text:style-name="T3">SFML (</text:span><text:span text:style-name="T11">Simple and Fast Multimedia Library) – </text:span><text:span text:style-name="T12">кросс-платформенная библиотека для разработки приложений, созданная для того, чтобы предоставить возможность простого в использовании </text:span><text:span text:style-name="T11">API </text:span><text:span text:style-name="T12">для различных мультимедийных компонентов в вычислительных машинах. Она написана на </text:span><text:span text:style-name="T11">C++. </text:span><text:span text:style-name="T12">Также для неё существуют экспериментальные методы портирования на </text:span><text:span text:style-name="T11">Android </text:span><text:span text:style-name="T12">и </text:span><text:span text:style-name="T11">IOS</text:span><text:span text:style-name="T12">.</text:span></text:p>
      <text:p text:style-name="P24">Данная библиотека была использована по причине низкого порога вхождения в понимание основных приёмов и техник использования графики, а также по причине практически нулевых потенциальных и фактических трудностей интеграции фреймворка в проект на языке С++ (так как она буквально на нём написана и для него предназначена), который является обязательным языком программирования для данной курсовой работы. </text:p>
      <text:p text:style-name="P25"/>
      <text:list xml:id="list38323139" text:continue-numbering="true" text:style-name="Outline">
        <text:list-item>
          <text:list>
            <text:list-item>
              <text:h text:style-name="P48" text:outline-level="2"/>
            </text:list-item>
            <text:list-item>
              <text:h text:style-name="P48" text:outline-level="2"><text:bookmark-start text:name="__RefHeading__389_92418504"/><text:bookmark-start text:name="Bookmark9"/>2.2 Описание алгоритмов<text:bookmark-end text:name="__RefHeading__389_92418504"/><text:bookmark-end text:name="Bookmark9"/></text:h>
            </text:list-item>
          </text:list>
        </text:list-item>
      </text:list>
      <text:p text:style-name="P21">Для решения поставленной задачи воспользуемся алгоритмом, представленным на рисунке <text:span text:style-name="T9">1.</text:span></text:p>
      <text:p text:style-name="P8"/>
      <text:list xml:id="list38340908" text:continue-numbering="true" text:style-name="Outline">
        <text:list-item>
          <text:list>
            <text:list-item>
              <text:h text:style-name="P48" text:outline-level="2"><text:bookmark-start text:name="__RefHeading__391_92418504"/><text:bookmark-start text:name="Bookmark10"/>2.3 Описание структур данных<text:bookmark-end text:name="__RefHeading__391_92418504"/><text:bookmark-end text:name="Bookmark10"/></text:h>
            </text:list-item>
          </text:list>
        </text:list-item>
      </text:list>
      <text:p text:style-name="P23"><text:span text:style-name="T6"><text:tab/>Д</text:span><text:span text:style-name="T1">ля поставленной задачи используются следующие структуры данных:<text:line-break/>Класс </text:span><text:span text:style-name="T3">GameTile, </text:span><text:span text:style-name="T4">который содержит в себе информацию о состоянии клеточки поля, является ли она змейкой или едой (или пустая, если обе переменные </text:span><text:span text:style-name="T3">isSnake </text:span><text:span text:style-name="T4">и </text:span><text:span text:style-name="T3">isFood </text:span><text:span text:style-name="T4">равны </text:span><text:span text:style-name="T3">false) </text:span><text:span text:style-name="T4">и не инициализированный прямоугольник </text:span><text:span text:style-name="T3">a.<text:line-break/><text:tab/></text:span><text:span text:style-name="T4">Массив </text:span><text:span text:style-name="T3">GameTile-</text:span><text:span text:style-name="T4">ов под названием </text:span><text:span text:style-name="T3">Tail </text:span><text:span text:style-name="T4">размером </text:span><text:span text:style-name="T3">gridlen, </text:span><text:span text:style-name="T4">который ввобще-то представляет собой игровое поле, но на этапе промежуточного рефакторинга было принято решение назвать его хвостом змейки для упрощения понимания </text:span><text:soft-page-break/><text:span text:style-name="T4">кода.<text:line-break/><text:tab/>Массив </text:span><text:span text:style-name="T3">snake, </text:span><text:span text:style-name="T4">который содержит в себе координаты ячеек, в которых змейка есть.</text:span></text:p>
      <text:p text:style-name="P22">Перечисление Direction, в котором содержатся необходимые значения для корректной работы функционала поворота змейки.</text:p>
      <text:p text:style-name="P32"/>
      <text:p text:style-name="P32"/>
      <text:p text:style-name="P15"/>
      <text:list xml:id="list38342308" text:continue-numbering="true" text:style-name="Outline">
        <text:list-item>
          <text:list>
            <text:list-item>
              <text:h text:style-name="P48" text:outline-level="2"><text:bookmark-start text:name="__RefHeading__393_92418504"/><text:bookmark-start text:name="Bookmark11"/>2.4 Описание основных модулей<text:bookmark-end text:name="__RefHeading__393_92418504"/><text:bookmark-end text:name="Bookmark11"/></text:h>
            </text:list-item>
          </text:list>
        </text:list-item>
      </text:list>
      <text:p text:style-name="P30"><text:tab/>Игра состоит из трёх основных модулей:</text:p>
      <text:list xml:id="list7145088419996910186" text:style-name="L3">
        <text:list-item>
          <text:p text:style-name="P41">Модуль первичной инициализации, в котором происходит изначальная настройка всех переменных, необходимых для первого запуска змейки.</text:p>
        </text:list-item>
        <text:list-item>
          <text:p text:style-name="P41">Модуль главного меню, который отвечает за отображение главного меню и передачи данных о выборе уровня в игровое поле.</text:p>
        </text:list-item>
        <text:list-item>
          <text:p text:style-name="P41">Модуль игрового поля, в котором размещена вся логика и графика игры.<text:line-break/><text:line-break/>Модуль игрового поля также можно дополнительно разделить на следующие:</text:p>
          <text:p text:style-name="P41">1)<text:tab/> Модуль логики перемещения змейки в соответствии с направлением.</text:p>
          <text:p text:style-name="P41">2)<text:tab/>Модуль логики поедания еды змейкой и генерации новой еды. </text:p>
          <text:p text:style-name="P41">3)<text:tab/>Модуль геометрии поля, отвечающий за перенос змейки через край поля на противоположный.</text:p>
        </text:list-item>
        <text:list-item>
          <text:p text:style-name="P41">Модуль роста змейки.</text:p>
        </text:list-item>
        <text:list-item>
          <text:p text:style-name="P41">Модуль отображения змейки на игровом поле.</text:p>
        </text:list-item>
        <text:list-item>
          <text:p text:style-name="P41">Модуль отображения еды на игровом поле.</text:p>
        </text:list-item>
        <text:list-item>
          <text:p text:style-name="P41">Модуль логики смены направления змейки.</text:p>
          <text:p text:style-name="P41"/>
        </text:list-item>
      </text:list>
      <text:p text:style-name="P1"/>
      <text:p text:style-name="P7"/>
      <text:p text:style-name="P21"/>
      <text:p text:style-name="P1"/>
      <text:p text:style-name="P21"><text:soft-page-break/></text:p>
      <text:p text:style-name="P18"><text:bookmark-start text:name="_Toc452382636"/><text:bookmark-start text:name="_Toc452336405"/><text:bookmark-start text:name="_Toc452246335"/><text:bookmark-start text:name="Bookmark12"/><text:span text:style-name="T5">ГЛАВА 3</text:span><text:bookmark-end text:name="_Toc452336405"/><text:bookmark-end text:name="_Toc452246335"/><text:bookmark-end text:name="Bookmark12"/><text:bookmark-start text:name="_Toc34004341"/><text:span text:style-name="T5"><text:line-break/>ТЕСТИРОВАНИЕ ПРОГРАММЫ</text:span><text:bookmark-end text:name="_Toc452382636"/><text:bookmark-end text:name="_Toc34004341"/></text:p>
      <text:p text:style-name="P8"/>
      <text:h text:style-name="P37" text:outline-level="2"><text:bookmark-start text:name="__RefHeading__395_92418504"/><text:bookmark-start text:name="Bookmark13"/>3.1 Тестирование исходного кода<text:bookmark-end text:name="__RefHeading__395_92418504"/><text:bookmark-end text:name="Bookmark13"/></text:h>
      <text:p text:style-name="P21">В проекте три основных модуля. Всё тестирование в основном было сосредоточено на модуле игрового поля, так как в нём содержится вся логика игры и так как это единственный модуль, которые не был протестирован полностью в ходе естественного процесса разработки. Тестирование выявило в подмодуле, отвечающем за генерацию еды для змейки некорректное функционирование, ибо иногда еда генерировалась в теле змейки, из-за чего логика игры нарушалась. В результате данный подмодуль был переписан с учётом необходимости перезапуска генерации в случае неправильного положения еды для змейки.</text:p>
      <text:p text:style-name="P21"/>
      <text:h text:style-name="P37" text:outline-level="2"><text:bookmark-start text:name="__RefHeading__397_92418504"/><text:bookmark-start text:name="Bookmark14"/>3.2 Тестирование интерфейса пользователя и юзабилити<text:bookmark-end text:name="__RefHeading__397_92418504"/><text:bookmark-end text:name="Bookmark14"/></text:h>
      <text:p text:style-name="P21">Интерфейс пользователя, хоть и прост, не является интуитивно понятным для постороннего. У тестировщиков возникало желание кликнуть мышью на кнопку начала, им не было понятно сразу, как отрегулировать уровень сложности и как поставить игру на паузу. К счастью, данная игра не будет использоваться людьми, не участвовавшими в её разработке, то есть в неё никогда не будет играть никто кроме меня. <text:line-break/><text:tab/>Впрочем, стоит отметить, что в конечном итоге эти, на первый взгляд, недочёты положительно сказываются на общем впечатлении от процесса, так как для полноценного функционирования и игры в Змейку не требуется использования мыши в принципе.</text:p>
      <text:p text:style-name="P31"><text:bookmark-start text:name="Bookmark15"/>ГЛАВА 4<text:line-break/>ПЕРСПЕКТИВЫ ДАЛЬНЕЙШЕГО РАЗВИТИЯ ПРОЕКТА<text:bookmark-end text:name="Bookmark15"/></text:p>
      <text:p text:style-name="P13"/>
      <text:h text:style-name="P38" text:outline-level="2"><text:bookmark-start text:name="__RefHeading__399_92418504"/><text:bookmark-start text:name="Bookmark16"/>4.1 Перспективы технического развития<text:bookmark-end text:name="__RefHeading__399_92418504"/><text:bookmark-end text:name="Bookmark16"/></text:h>
      <text:p text:style-name="P21">Данному проекту для полноты воплощения задумки не хватает больше мысли</text:p>
      <text:h text:style-name="P37" text:outline-level="2"><text:bookmark-start text:name="__RefHeading__401_92418504"/><text:bookmark-start text:name="Bookmark17"/>4.2 Перспективы монетизации<text:bookmark-end text:name="__RefHeading__401_92418504"/><text:bookmark-end text:name="Bookmark17"/></text:h>
      <text:p text:style-name="P21">Данный проект обладает не большими перспективами монетизации, так как был создан без цели его монетизировать, однако на концептуальном уровне он способен пропагандировать идею дзен-игр, не накладывающих на пользователя бремя счетов и рекордов. Современные игры, которые якобы призваны избавлять человека от стресса, в последнее время всё чаще и чаще имеют в себе элемент компетативности, что заставляет пользователей играть в них на постоянной основе. Это, конечно, полезно для игроделов и индустрии в целом, так как повышает вовлечённость в игру, и, как следствие, прибыль от неё. Но никто не станет спорить, что на психике определённого числа людей это скажется негативно. Разработанная в рамках текущего проекта игра позволяет не сосредотачиваться на рекордах и достижениях, а просто играть. Целеполагания достаточно и реальном мире, виртуальный может себе позволить быть бесцельным.</text:p>
      <text:p text:style-name="P21"/>
      <text:p text:style-name="P8"/>
      <text:p text:style-name="P19"><text:bookmark-start text:name="Bookmark18"/>ЗАКЛЮЧЕНИЕ<text:bookmark-end text:name="Bookmark18"/></text:p>
      <text:p text:style-name="P13"/>
      <text:p text:style-name="P21">В результате проделанной работы получилась игра «Змейка», как и планировалось. Возникали неожиданные трудности, связанные со взаимодействием модулей программы между собой, но это не помешало конечному продукту свершиться.</text:p>
      <text:p text:style-name="P19"><text:bookmark-start text:name="Bookmark19"/>ЛИТЕРАТУРА<text:bookmark-end text:name="Bookmark19"/></text:p>
      <text:p text:style-name="P13"/>
      <text:p text:style-name="P26">1. <text:s/>ГОСТ 19.002-80 Схемы алгоритмов и программ. Правила выполнения [Текст] – Введ. <text:s/>с 01.07. 1981 г. <text:s/>М.: Изд-во стандартов, 1981. – 9 с.</text:p>
      <text:p text:style-name="P26">2. <text:s/>ГОСТ 19.003-80 Схемы алгоритмов и программ. Обозначение условные графические [Текст] – Введ. с 01.07. 1981 г. <text:s/>М.: Изд-во стандартов, 1981. – 9 с.</text:p>
      <text:p text:style-name="P26">3. Оформление выпускной квалификационной работы на соискание квалификационного уровня «Магистр» («Бакалавр»): методические рекомендации. / сост. Бержанский В.Н., Дзедолик И.В., Полулях С.Н. – Симферополь: КФУ им. В.И.Вернадского, 2017. – 31 с.</text:p>
      <text:p text:style-name="P27"><text:bookmark text:name="CITEREFMoreira_et_al,_SFML_Game_Development2013"/><text:span text:style-name="T16">4. Artur Moreira, Jan Haller, Henrik Vogelius Hansson</text:span><text:span text:style-name="T13">.</text:span><text:span text:style-name="T15"> SFML Game Development. — Packt Publishing, 2013. — 296 p. — </text:span><text:span text:style-name="T18">ISBN 978-1-84969-684-5</text:span><text:span text:style-name="T15">.</text:span></text:p>
      <text:list xml:id="list1653083762495290350" text:style-name="WWNum2">
        <text:list-header>
          <text:p text:style-name="P42"><text:bookmark text:name="CITEREFMoreira_et_al,_SFML_Game_Development20131"/><text:span text:style-name="T16">David</text:span><text:span text:style-name="T13"> </text:span><text:span text:style-name="T16">Gouveia</text:span><text:span text:style-name="T13">.</text:span><text:span text:style-name="T15"> </text:span></text:p>
          <text:list>
            <text:list-item>
              <text:list>
                <text:list-header>
                  <text:p text:style-name="P42"><text:span text:style-name="T15"><text:s/><text:tab/>5. Audio Playback, Project 1 – building a simple audio manager // Getting Started with C++ Audio Programming for Game Development. — Packt Publishing, 2013. — 116 p. — </text:span><text:span text:style-name="T18">ISBN 978-1-84969-909-9</text:span><text:span text:style-name="T15">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2"><text:span text:style-name="T16"><text:s text:c="3"/></text:span><text:span text:style-name="T17">6. </text:span><text:span text:style-name="T16">Milcho</text:span><text:span text:style-name="T13"> </text:span><text:span text:style-name="T16">G</text:span><text:span text:style-name="T14">.</text:span><text:span text:style-name="T13"> </text:span><text:span text:style-name="T16">Milchev</text:span><text:span text:style-name="T13">.</text:span><text:span text:style-name="T15"> SFML Essentials. — Packt Publishing, 2015. — 132 с. — </text:span><text:span text:style-name="T18">ISBN 978-1-78439-732-6</text:span><text:span text:style-name="T15">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42"><text:span text:style-name="T17"><text:s text:c="3"/>7. <text:s/></text:span><text:span text:style-name="T16">Maxime</text:span><text:span text:style-name="T13"> </text:span><text:span text:style-name="T16">Barbier</text:span><text:span text:style-name="T13">.</text:span><text:span text:style-name="T15"> SFML Blueprints. — Packt Publishing, 2015. — 298 с. — </text:span><text:span text:style-name="T18">ISBN 978-1-78439-577-3</text:span><text:span text:style-name="T15">.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3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header>
      </text:list>
      <text:p text:style-name="P1"><text:tab/></text:p>
      <text:h text:style-name="P47" text:outline-level="1"><text:bookmark-start text:name="__RefHeading__403_92418504"/><text:bookmark-start text:name="Bookmark20"/>ПРИЛОЖЕНИЕ <text:line-break/>КОД ОСНОВНЫХ МОДУЛЕЙ ПРОЕКТА<text:bookmark-end text:name="__RefHeading__403_92418504"/><text:bookmark-end text:name="Bookmark20"/></text:h>
      <text:p text:style-name="P29"/>
      <text:p text:style-name="P26"/>
      <text:list xml:id="list3831945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4"><text:span text:style-name="T20">#include</text:span><text:span text:style-name="T20"> </text:span><text:span text:style-name="T20">&lt;SFML/Graphics.hpp&gt;</text:span></text:p>
                                              <text:p text:style-name="P44"><text:span text:style-name="T20">#include</text:span><text:span text:style-name="T20"> </text:span><text:span text:style-name="T20">&lt;cmath&gt;</text:span></text:p>
                                              <text:p text:style-name="P44"><text:span text:style-name="T20">#include</text:span><text:span text:style-name="T20"> </text:span><text:span text:style-name="T20">"gameTile.h"</text:span></text:p>
                                              <text:p text:style-name="P44"><text:span text:style-name="T20">#include</text:span><text:span text:style-name="T20"> </text:span><text:span text:style-name="T20">&lt;cstdlib&gt;</text:span></text:p>
                                              <text:p text:style-name="P44"><text:span text:style-name="T20">#include</text:span><text:span text:style-name="T20"> </text:span><text:span text:style-name="T20">&lt;ctime&gt;</text:span></text:p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><text:span text:style-name="T20">int</text:span><text:span text:style-name="T20"> main()</text:span></text:p>
                                              <text:p text:style-name="P44">{</text:p>
                                              <text:p text:style-name="P44"><text:span text:style-name="T20"><text:tab/>srand(</text:span><text:span text:style-name="T20">static_cast</text:span><text:span text:style-name="T20">&lt;</text:span><text:span text:style-name="T20">unsigned</text:span><text:span text:style-name="T20"> </text:span><text:span text:style-name="T20">int</text:span><text:span text:style-name="T20">&gt;(time(</text:span><text:span text:style-name="T20">NULL</text:span><text:span text:style-name="T20">)));</text:span></text:p>
                                              <text:p text:style-name="P44"><text:span text:style-name="T20"><text:tab/></text:span><text:span text:style-name="T20">float</text:span><text:span text:style-name="T20"> level = 0.41;</text:span></text:p>
                                              <text:p text:style-name="P44"><text:span text:style-name="T20"><text:tab/></text:span><text:span text:style-name="T20">float</text:span><text:span text:style-name="T20"> level_increment = 0.04;</text:span></text:p>
                                              <text:p text:style-name="P44"><text:span text:style-name="T20"><text:tab/></text:span><text:span text:style-name="T20">float</text:span><text:span text:style-name="T20"> level_max = 0.41;</text:span></text:p>
                                              <text:p text:style-name="P44"><text:span text:style-name="T20"><text:tab/></text:span><text:span text:style-name="T20">int</text:span><text:span text:style-name="T20"> scale = 20;</text:span></text:p>
                                              <text:p text:style-name="P44"><text:span text:style-name="T20"><text:tab/></text:span><text:span text:style-name="T20">int</text:span><text:span text:style-name="T20"> </text:span><text:span text:style-name="T20">const</text:span><text:span text:style-name="T20"> gridlen = 30;</text:span></text:p>
                                              <text:p text:style-name="P44"><text:span text:style-name="T20"><text:tab/></text:span><text:span text:style-name="T20">int</text:span><text:span text:style-name="T20"> x_temp = round(gridlen / 2);</text:span></text:p>
                                              <text:p text:style-name="P44"><text:span text:style-name="T20"><text:tab/></text:span><text:span text:style-name="T20">int</text:span><text:span text:style-name="T20"> y_temp = round(gridlen / 2);</text:span></text:p>
                                              <text:p text:style-name="P44"><text:span text:style-name="T20"><text:tab/></text:span><text:span text:style-name="T20">int</text:span><text:span text:style-name="T20"> temp;</text:span></text:p>
                                              <text:p text:style-name="P44"><text:span text:style-name="T20"><text:tab/></text:span><text:span text:style-name="T20">int</text:span><text:span text:style-name="T20"> temp2;</text:span></text:p>
                                              <text:p text:style-name="P44"><text:span text:style-name="T20"><text:tab/></text:span><text:span text:style-name="T20">int</text:span><text:span text:style-name="T20"> snakelen;</text:span></text:p>
                                              <text:p text:style-name="P44"><text:span text:style-name="T20"><text:tab/></text:span><text:span text:style-name="T20">int</text:span><text:span text:style-name="T20"> food;</text:span></text:p>
                                              <text:p text:style-name="P44"><text:span text:style-name="T20"><text:tab/></text:span><text:span text:style-name="T20">bool</text:span><text:span text:style-name="T20"> start = </text:span><text:span text:style-name="T20">false</text:span><text:span text:style-name="T20">;</text:span></text:p>
                                              <text:p text:style-name="P44"><text:span text:style-name="T20"><text:tab/></text:span><text:span text:style-name="T20">bool</text:span><text:span text:style-name="T20"> keypressflag = </text:span><text:span text:style-name="T20">false</text:span><text:span text:style-name="T20">;</text:span></text:p>
                                              <text:p text:style-name="P44"><text:span text:style-name="T20"><text:tab/></text:span><text:span text:style-name="T20">bool</text:span><text:span text:style-name="T20"> foodgeneratorflag = </text:span><text:span text:style-name="T20">true</text:span><text:span text:style-name="T20">;</text:span></text:p>
                                              <text:p text:style-name="P44"><text:span text:style-name="T20"><text:tab/></text:span><text:span text:style-name="T20">float</text:span><text:span text:style-name="T20"> x_temp2;</text:span></text:p>
                                              <text:p text:style-name="P44"><text:soft-page-break/><text:span text:style-name="T20"><text:tab/></text:span><text:span text:style-name="T20">float</text:span><text:span text:style-name="T20"> y_temp2;</text:span></text:p>
                                              <text:p text:style-name="P44"><text:span text:style-name="T20"><text:tab/></text:span><text:span text:style-name="T20">float</text:span><text:span text:style-name="T20"> color_temp;</text:span></text:p>
                                              <text:p text:style-name="P44"><text:span text:style-name="T20"><text:tab/></text:span><text:span text:style-name="T20">enum</text:span><text:span text:style-name="T20"> </text:span><text:span text:style-name="T20">Direction</text:span><text:span text:style-name="T20"> {</text:span></text:p>
                                              <text:p text:style-name="P44"><text:span text:style-name="T20"><text:tab/><text:tab/></text:span><text:span text:style-name="T20">UP</text:span><text:span text:style-name="T20"> = 3,</text:span></text:p>
                                              <text:p text:style-name="P44"><text:span text:style-name="T20"><text:tab/><text:tab/></text:span><text:span text:style-name="T20">RIGHT</text:span><text:span text:style-name="T20"> = -4,</text:span></text:p>
                                              <text:p text:style-name="P44"><text:span text:style-name="T20"><text:tab/><text:tab/></text:span><text:span text:style-name="T20">LEFT</text:span><text:span text:style-name="T20"> = 4,</text:span></text:p>
                                              <text:p text:style-name="P44"><text:span text:style-name="T20"><text:tab/><text:tab/></text:span><text:span text:style-name="T20">DOWN</text:span><text:span text:style-name="T20"> = -3,</text:span></text:p>
                                              <text:p text:style-name="P44"/>
                                              <text:p text:style-name="P44"><text:span text:style-name="T20"><text:tab/>}D = </text:span><text:span text:style-name="T20">UP</text:span><text:span text:style-name="T20">;</text:span></text:p>
                                              <text:p text:style-name="P44"><text:span text:style-name="T20"><text:tab/></text:span><text:span text:style-name="T20">Direction</text:span><text:span text:style-name="T20"> D_prev = </text:span><text:span text:style-name="T20">UP</text:span><text:span text:style-name="T20">;</text:span></text:p>
                                              <text:p text:style-name="P44"><text:span text:style-name="T20"><text:tab/>sf::</text:span><text:span text:style-name="T20">RenderWindow</text:span><text:span text:style-name="T20"> window(sf::</text:span><text:span text:style-name="T20">VideoMode</text:span><text:span text:style-name="T20">(scale * gridlen, scale * gridlen), </text:span><text:span text:style-name="T20">"snek"</text:span><text:span text:style-name="T20">);</text:span></text:p>
                                              <text:p text:style-name="P44"><text:tab/></text:p>
                                              <text:p text:style-name="P44"><text:span text:style-name="T20"><text:tab/></text:span><text:span text:style-name="T20">GameTile</text:span><text:span text:style-name="T20"> tail[gridlen * gridlen];</text:span></text:p>
                                              <text:p text:style-name="P44"><text:span text:style-name="T20"><text:tab/></text:span><text:span text:style-name="T20">int</text:span><text:span text:style-name="T20"> snake[gridlen * gridlen];</text:span></text:p>
                                              <text:p text:style-name="P44"><text:span text:style-name="T20"><text:tab/></text:span><text:span text:style-name="T20">for</text:span><text:span text:style-name="T20"> (</text:span><text:span text:style-name="T20">int</text:span><text:span text:style-name="T20"> i = 0; i &lt; gridlen; i++) {</text:span></text:p>
                                              <text:p text:style-name="P44"><text:span text:style-name="T20"><text:tab/><text:tab/></text:span><text:span text:style-name="T20">for</text:span><text:span text:style-name="T20"> (</text:span><text:span text:style-name="T20">int</text:span><text:span text:style-name="T20"> j = 0; j &lt; gridlen; j++) {</text:span></text:p>
                                              <text:p text:style-name="P44"/>
                                              <text:p text:style-name="P44"><text:span text:style-name="T20"><text:tab/><text:tab/><text:tab/>tail[i * gridlen + j].a.setSize(sf::</text:span><text:span text:style-name="T20">Vector2f</text:span><text:span text:style-name="T20">(scale, scale));</text:span></text:p>
                                              <text:p text:style-name="P44"><text:span text:style-name="T20"><text:tab/><text:tab/><text:tab/>tail[i * gridlen + j].a.setFillColor(sf::</text:span><text:span text:style-name="T20">Color</text:span><text:span text:style-name="T20">(200, 100, 50));</text:span></text:p>
                                              <text:p text:style-name="P44"><text:span text:style-name="T20"><text:tab/><text:tab/><text:tab/>tail[i * gridlen + j].a.setPosition(sf::</text:span><text:span text:style-name="T20">Vector2f</text:span><text:span text:style-name="T20">(i * scale + 1, j * scale + 1));</text:span></text:p>
                                              <text:p text:style-name="P44"><text:span text:style-name="T20"><text:tab/><text:tab/><text:tab/>tail[i * gridlen + j].isFood = </text:span><text:span text:style-name="T20">false</text:span><text:span text:style-name="T20">;</text:span></text:p>
                                              <text:p text:style-name="P44"><text:span text:style-name="T20"><text:tab/><text:tab/><text:tab/>tail[i * gridlen + j].isSnake = </text:span><text:span text:style-name="T20">false</text:span><text:span text:style-name="T20">;</text:span></text:p>
                                              <text:p text:style-name="P44"><text:tab/><text:tab/>}</text:p>
                                              <text:p text:style-name="P44"><text:tab/>}</text:p>
                                              <text:p text:style-name="P44"/>
                                              <text:p text:style-name="P44"><text:tab/>snake[0] = x_temp * gridlen + y_temp;</text:p>
                                              <text:p text:style-name="P44"><text:tab/>snake[1] = x_temp * gridlen + y_temp + 1;</text:p>
                                              <text:p text:style-name="P44"><text:tab/>snake[2] = x_temp * gridlen + y_temp + 2;</text:p>
                                              <text:p text:style-name="P44"><text:soft-page-break/></text:p>
                                              <text:p text:style-name="P44"><text:span text:style-name="T20"><text:tab/>tail[snake[0]].isSnake = </text:span><text:span text:style-name="T20">true</text:span><text:span text:style-name="T20">;</text:span></text:p>
                                              <text:p text:style-name="P44"><text:span text:style-name="T20"><text:tab/>tail[snake[1]].isSnake = </text:span><text:span text:style-name="T20">true</text:span><text:span text:style-name="T20">;</text:span></text:p>
                                              <text:p text:style-name="P44"><text:span text:style-name="T20"><text:tab/>tail[snake[2]].isSnake = </text:span><text:span text:style-name="T20">true</text:span><text:span text:style-name="T20">;</text:span></text:p>
                                              <text:p text:style-name="P44"><text:tab/>snakelen = 3;</text:p>
                                              <text:p text:style-name="P44"><text:tab/>food = rand() % (gridlen * gridlen);</text:p>
                                              <text:p text:style-name="P44"><text:span text:style-name="T20"><text:tab/></text:span><text:span text:style-name="T20">for</text:span><text:span text:style-name="T20"> (</text:span><text:span text:style-name="T20">int</text:span><text:span text:style-name="T20"> i = 0; i &lt; snakelen; i++) {</text:span></text:p>
                                              <text:p text:style-name="P44"><text:span text:style-name="T20"><text:tab/><text:tab/></text:span><text:span text:style-name="T20">while</text:span><text:span text:style-name="T20"> (food == snake[i]) {</text:span></text:p>
                                              <text:p text:style-name="P44"><text:tab/><text:tab/><text:tab/>food = rand() % (gridlen * gridlen);</text:p>
                                              <text:p text:style-name="P44"><text:tab/><text:tab/>}</text:p>
                                              <text:p text:style-name="P44"><text:tab/>}</text:p>
                                              <text:p text:style-name="P44"/>
                                              <text:p text:style-name="P44"><text:span text:style-name="T20"><text:tab/>tail[food].isFood = </text:span><text:span text:style-name="T20">true</text:span><text:span text:style-name="T20">;</text:span></text:p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><text:span text:style-name="T20"><text:tab/>sf::</text:span><text:span text:style-name="T20">Time</text:span><text:span text:style-name="T20"> elapsed;</text:span></text:p>
                                              <text:p text:style-name="P44"><text:span text:style-name="T20"><text:tab/>sf::</text:span><text:span text:style-name="T20">Clock</text:span><text:span text:style-name="T20"> clock;</text:span></text:p>
                                              <text:p text:style-name="P44"/>
                                              <text:p text:style-name="P44"/>
                                              <text:p text:style-name="P44"><text:span text:style-name="T20"><text:tab/></text:span><text:span text:style-name="T20">while</text:span><text:span text:style-name="T20"> (window.isOpen())</text:span></text:p>
                                              <text:p text:style-name="P44"><text:tab/>{</text:p>
                                              <text:p text:style-name="P44"><text:span text:style-name="T20"><text:tab/><text:tab/>sf::</text:span><text:span text:style-name="T20">Event</text:span><text:span text:style-name="T20"> event;</text:span></text:p>
                                              <text:p text:style-name="P44"><text:span text:style-name="T20"><text:tab/><text:tab/></text:span><text:span text:style-name="T20">while</text:span><text:span text:style-name="T20"> (window.pollEvent(event))</text:span></text:p>
                                              <text:p text:style-name="P44"><text:tab/><text:tab/>{</text:p>
                                              <text:p text:style-name="P44"><text:span text:style-name="T20"><text:tab/><text:tab/><text:tab/></text:span><text:span text:style-name="T20">if</text:span><text:span text:style-name="T20"> (event.type == sf::</text:span><text:span text:style-name="T20">Event</text:span><text:span text:style-name="T20">::</text:span><text:span text:style-name="T20">Closed</text:span><text:span text:style-name="T20">)</text:span></text:p>
                                              <text:p text:style-name="P44"><text:tab/><text:tab/><text:tab/><text:tab/>window.close();</text:p>
                                              <text:p text:style-name="P44"><text:soft-page-break/><text:tab/><text:tab/>}</text:p>
                                              <text:p text:style-name="P44"/>
                                              <text:p text:style-name="P44"><text:span text:style-name="T20"><text:tab/><text:tab/>elapsed </text:span><text:span text:style-name="T20">=</text:span><text:span text:style-name="T20"> clock.getElapsedTime();</text:span></text:p>
                                              <text:p text:style-name="P44"><text:span text:style-name="T20"><text:tab/><text:tab/></text:span><text:span text:style-name="T20">if</text:span><text:span text:style-name="T20"> (start == </text:span><text:span text:style-name="T20">false</text:span><text:span text:style-name="T20">) {</text:span></text:p>
                                              <text:p text:style-name="P44"><text:span text:style-name="T20"><text:tab/><text:tab/><text:tab/>sf::</text:span><text:span text:style-name="T20">RectangleShape</text:span><text:span text:style-name="T20"> background;</text:span>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Right</text:span><text:span text:style-name="T20">)&amp;&amp;!keypressflag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keypressflag = </text:span><text:span text:style-name="T20">true</text:span><text:span text:style-name="T20">;</text:span></text:p>
                                              <text:p text:style-name="P44"><text:tab/><text:tab/><text:tab/><text:tab/>level = level - level_increment;</text:p>
                                              <text:p text:style-name="P44"><text:span text:style-name="T20"><text:tab/><text:tab/><text:tab/><text:tab/></text:span><text:span text:style-name="T20">if</text:span><text:span text:style-name="T20"> (level &lt; level_increment) {</text:span></text:p>
                                              <text:p text:style-name="P44"><text:tab/><text:tab/><text:tab/><text:tab/><text:tab/>level = level_increment;</text:p>
                                              <text:p text:style-name="P44"><text:tab/><text:tab/><text:tab/><text:tab/>}</text:p>
                                              <text:p text:style-name="P44"/>
                                              <text:p text:style-name="P44"/>
                                              <text:p text:style-name="P44"><text:tab/><text:tab/><text:tab/>}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Left</text:span><text:span text:style-name="T20">) &amp;&amp; !keypressflag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keypressflag = </text:span><text:span text:style-name="T20">true</text:span><text:span text:style-name="T20">;</text:span></text:p>
                                              <text:p text:style-name="P44"><text:tab/><text:tab/><text:tab/><text:tab/>level = level + level_increment;</text:p>
                                              <text:p text:style-name="P44"><text:span text:style-name="T20"><text:tab/><text:tab/><text:tab/><text:tab/></text:span><text:span text:style-name="T20">if</text:span><text:span text:style-name="T20"> (level &gt; level_max) {</text:span></text:p>
                                              <text:p text:style-name="P44"><text:tab/><text:tab/><text:tab/><text:tab/><text:tab/>level = level_max;</text:p>
                                              <text:p text:style-name="P44"><text:tab/><text:tab/><text:tab/><text:tab/>}</text:p>
                                              <text:p text:style-name="P44"/>
                                              <text:p text:style-name="P44"/>
                                              <text:p text:style-name="P44"><text:tab/><text:tab/><text:tab/>}</text:p>
                                              <text:p text:style-name="P44"><text:span text:style-name="T20"><text:tab/><text:tab/><text:tab/></text:span><text:span text:style-name="T20">if</text:span><text:span text:style-name="T20"> (!sf::</text:span><text:span text:style-name="T20">Keyboard</text:span><text:span text:style-name="T20">::isKeyPressed(sf::</text:span><text:span text:style-name="T20">Keyboard</text:span><text:span text:style-name="T20">::</text:span><text:span text:style-name="T20">Left</text:span><text:span text:style-name="T20">)&amp;&amp;!sf::</text:span><text:span text:style-name="T20">Keyboard</text:span><text:span text:style-name="T20">::isKeyPressed(sf::</text:span><text:span text:style-name="T20">Keyboard</text:span><text:span text:style-name="T20">::</text:span><text:span text:style-name="T20">Right</text:span><text:span text:style-name="T20">))</text:span></text:p>
                                              <text:p text:style-name="P44"><text:tab/><text:tab/><text:tab/>{</text:p>
                                              <text:p text:style-name="P44"><text:soft-page-break/><text:span text:style-name="T20"><text:tab/><text:tab/><text:tab/><text:tab/>keypressflag = </text:span><text:span text:style-name="T20">false</text:span><text:span text:style-name="T20">;</text:span></text:p>
                                              <text:p text:style-name="P44"/>
                                              <text:p text:style-name="P44"><text:tab/><text:tab/><text:tab/>}</text:p>
                                              <text:p text:style-name="P44"><text:tab/><text:tab/><text:tab/>color_temp = (level - level_increment) * 255 / level_max;</text:p>
                                              <text:p text:style-name="P44"><text:span text:style-name="T20"><text:tab/><text:tab/><text:tab/>background.setFillColor(sf::</text:span><text:span text:style-name="T20">Color</text:span><text:span text:style-name="T20">(color_temp, color_temp, color_temp));</text:span></text:p>
                                              <text:p text:style-name="P44"><text:tab/><text:tab/><text:tab/></text:p>
                                              <text:p text:style-name="P44"/>
                                              <text:p text:style-name="P44"><text:span text:style-name="T20"><text:tab/><text:tab/><text:tab/>background.setSize(sf::</text:span><text:span text:style-name="T20">Vector2f</text:span><text:span text:style-name="T20">(scale * gridlen, scale * gridlen));</text:span></text:p>
                                              <text:p text:style-name="P44"><text:span text:style-name="T20"><text:tab/><text:tab/><text:tab/>sf::</text:span><text:span text:style-name="T20">RectangleShape</text:span><text:span text:style-name="T20"> shape;</text:span></text:p>
                                              <text:p text:style-name="P44"><text:span text:style-name="T20"><text:tab/><text:tab/><text:tab/>sf::</text:span><text:span text:style-name="T20">CircleShape</text:span><text:span text:style-name="T20"> triangle(scale*1.5, 3);</text:span></text:p>
                                              <text:p text:style-name="P44"><text:span text:style-name="T20"><text:tab/><text:tab/><text:tab/>triangle.setFillColor(sf::</text:span><text:span text:style-name="T20">Color</text:span><text:span text:style-name="T20">(color_temp, color_temp, color_temp));</text:span></text:p>
                                              <text:p text:style-name="P44"><text:span text:style-name="T20"><text:tab/><text:tab/><text:tab/>shape.setFillColor(sf::</text:span><text:span text:style-name="T20">Color</text:span><text:span text:style-name="T20">(0,0,255));</text:span></text:p>
                                              <text:p text:style-name="P44"><text:span text:style-name="T20"><text:tab/><text:tab/><text:tab/>shape.setSize(sf::</text:span><text:span text:style-name="T20">Vector2f</text:span><text:span text:style-name="T20">(scale*4, scale*4));</text:span></text:p>
                                              <text:p text:style-name="P44"><text:span text:style-name="T20"><text:tab/><text:tab/><text:tab/>shape.setOrigin(sf::</text:span><text:span text:style-name="T20">Vector2f</text:span><text:span text:style-name="T20">((-scale*gridlen/2)+scale*2, (-scale * gridlen / 2) + scale * 2));</text:span></text:p>
                                              <text:p text:style-name="P44"/>
                                              <text:p text:style-name="P44"><text:span text:style-name="T20"><text:tab/><text:tab/><text:tab/>triangle.setPosition(sf::</text:span><text:span text:style-name="T20">Vector2f</text:span><text:span text:style-name="T20">((scale*gridlen/2)-scale*2.35, (scale*gridlen/2)-scale*0.5));</text:span></text:p>
                                              <text:p text:style-name="P44"><text:tab/><text:tab/><text:tab/>triangle.setRotation(-30);</text:p>
                                              <text:p text:style-name="P44"><text:tab/><text:tab/><text:tab/>window.draw(background);</text:p>
                                              <text:p text:style-name="P44"><text:tab/><text:tab/><text:tab/>window.draw(shape);</text:p>
                                              <text:p text:style-name="P44"><text:tab/><text:tab/><text:tab/>window.draw(triangle);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Enter</text:span><text:span text:style-name="T20">))</text:span></text:p>
                                              <text:p text:style-name="P44"><text:tab/><text:tab/><text:tab/>{</text:p>
                                              <text:p text:style-name="P44"><text:tab/><text:tab/><text:tab/><text:tab/></text:p>
                                              <text:p text:style-name="P44"><text:span text:style-name="T20"><text:tab/><text:tab/><text:tab/><text:tab/>start = </text:span><text:span text:style-name="T20">true</text:span><text:span text:style-name="T20">;</text:span></text:p>
                                              <text:p text:style-name="P44"><text:tab/><text:tab/><text:tab/>}</text:p>
                                              <text:p text:style-name="P44"/>
                                              <text:p text:style-name="P44"><text:soft-page-break/><text:tab/><text:tab/><text:tab/>window.display();</text:p>
                                              <text:p text:style-name="P44"><text:tab/><text:tab/><text:tab/></text:p>
                                              <text:p text:style-name="P44"><text:tab/><text:tab/><text:tab/>window.clear();</text:p>
                                              <text:p text:style-name="P44"><text:tab/><text:tab/>}</text:p>
                                              <text:p text:style-name="P44"><text:span text:style-name="T20"><text:tab/><text:tab/></text:span><text:span text:style-name="T20">else</text:span><text:span text:style-name="T20"> {</text:span></text:p>
                                              <text:p text:style-name="P44"><text:span text:style-name="T20"><text:tab/><text:tab/><text:tab/></text:span><text:span text:style-name="T20">if</text:span><text:span text:style-name="T20"> (elapsed </text:span><text:span text:style-name="T20">&gt;=</text:span><text:span text:style-name="T20"> sf::seconds(level)) {</text:span></text:p>
                                              <text:p text:style-name="P44"><text:span text:style-name="T20"><text:tab/><text:tab/><text:tab/><text:tab/></text:span><text:span text:style-name="T20">for</text:span><text:span text:style-name="T20"> (</text:span><text:span text:style-name="T20">int</text:span><text:span text:style-name="T20"> i = snakelen; i &gt; 0; i--) {</text:span></text:p>
                                              <text:p text:style-name="P44"><text:tab/><text:tab/><text:tab/><text:tab/><text:tab/>snake[i] = snake[i - 1];</text:p>
                                              <text:p text:style-name="P44"><text:tab/><text:tab/><text:tab/><text:tab/>}</text:p>
                                              <text:p text:style-name="P44"/>
                                              <text:p text:style-name="P44"><text:span text:style-name="T20"><text:tab/><text:tab/><text:tab/><text:tab/></text:span><text:span text:style-name="T20">if</text:span><text:span text:style-name="T20"> ((!((snake[0] - (D % 3 * gridlen + D % 2) + 1) % (gridlen))) &amp;&amp; D == </text:span><text:span text:style-name="T20">UP</text:span><text:span text:style-name="T20">) {</text:span></text:p>
                                              <text:p text:style-name="P44"><text:tab/><text:tab/><text:tab/><text:tab/><text:tab/>snake[0] = snake[0] + gridlen;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(!((snake[0] - (D % 3 * gridlen + D % 2)) % (gridlen))) &amp;&amp; D == </text:span><text:span text:style-name="T20">DOWN</text:span><text:span text:style-name="T20">) {</text:span></text:p>
                                              <text:p text:style-name="P44"><text:tab/><text:tab/><text:tab/><text:tab/><text:tab/>snake[0] = snake[0] - gridlen;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(snake[0] - (D % 3 * gridlen + D % 2)) &gt; (gridlen * gridlen)) {</text:span></text:p>
                                              <text:p text:style-name="P44"><text:tab/><text:tab/><text:tab/><text:tab/><text:tab/>snake[0] = snake[0] % gridlen - gridlen;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(snake[0] - (D % 3 * gridlen + D % 2)) &lt; 0) {</text:span></text:p>
                                              <text:p text:style-name="P44"><text:tab/><text:tab/><text:tab/><text:tab/><text:tab/>snake[0] = snake[0] + ((D % 3) * gridlen + D % 2) + gridlen * (gridlen - 1);</text:p>
                                              <text:p text:style-name="P44"><text:tab/><text:tab/><text:tab/><text:tab/>}</text:p>
                                              <text:p text:style-name="P44"><text:tab/><text:tab/><text:tab/><text:tab/>snake[0] = snake[0] - (D % 3 * gridlen + D % 2);</text:p>
                                              <text:p text:style-name="P44"/>
                                              <text:p text:style-name="P44"/>
                                              <text:p text:style-name="P44"><text:span text:style-name="T20"><text:tab/><text:tab/><text:tab/><text:tab/></text:span><text:span text:style-name="T20">if</text:span><text:span text:style-name="T20"> (snake[0] == food) {</text:span></text:p>
                                              <text:p text:style-name="P44"><text:soft-page-break/><text:span text:style-name="T20"><text:tab/><text:tab/><text:tab/><text:tab/><text:tab/></text:span><text:span text:style-name="T20">while</text:span><text:span text:style-name="T20"> (foodgeneratorflag) {</text:span></text:p>
                                              <text:p text:style-name="P44"><text:tab/><text:tab/><text:tab/><text:tab/><text:tab/><text:tab/>food = rand() % (gridlen * gridlen);</text:p>
                                              <text:p text:style-name="P44"><text:span text:style-name="T20"><text:tab/><text:tab/><text:tab/><text:tab/><text:tab/><text:tab/></text:span><text:span text:style-name="T20">for</text:span><text:span text:style-name="T20"> (</text:span><text:span text:style-name="T20">int</text:span><text:span text:style-name="T20"> i = 0; i &lt; snakelen; i++) {</text:span></text:p>
                                              <text:p text:style-name="P44"><text:span text:style-name="T20"><text:tab/><text:tab/><text:tab/><text:tab/><text:tab/><text:tab/><text:tab/></text:span><text:span text:style-name="T20">if</text:span><text:span text:style-name="T20"> (snake[i] == food) {</text:span></text:p>
                                              <text:p text:style-name="P44"><text:span text:style-name="T20"><text:tab/><text:tab/><text:tab/><text:tab/><text:tab/><text:tab/><text:tab/><text:tab/>foodgeneratorflag = </text:span><text:span text:style-name="T20">true</text:span><text:span text:style-name="T20">;</text:span></text:p>
                                              <text:p text:style-name="P44"><text:span text:style-name="T20"><text:tab/><text:tab/><text:tab/><text:tab/><text:tab/><text:tab/><text:tab/><text:tab/></text:span><text:span text:style-name="T20">break</text:span><text:span text:style-name="T20">;</text:span></text:p>
                                              <text:p text:style-name="P44"><text:tab/><text:tab/><text:tab/><text:tab/><text:tab/><text:tab/><text:tab/>}</text:p>
                                              <text:p text:style-name="P44"><text:span text:style-name="T20"><text:tab/><text:tab/><text:tab/><text:tab/><text:tab/><text:tab/><text:tab/>foodgeneratorflag = </text:span><text:span text:style-name="T20">false</text:span><text:span text:style-name="T20">;</text:span></text:p>
                                              <text:p text:style-name="P44"><text:tab/><text:tab/><text:tab/><text:tab/><text:tab/><text:tab/>}</text:p>
                                              <text:p text:style-name="P44"><text:tab/><text:tab/><text:tab/><text:tab/><text:tab/>}</text:p>
                                              <text:p text:style-name="P44"><text:span text:style-name="T20"><text:tab/><text:tab/><text:tab/><text:tab/><text:tab/>foodgeneratorflag = </text:span><text:span text:style-name="T20">true</text:span><text:span text:style-name="T20">;</text:span>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tail[food].isFood = </text:span><text:span text:style-name="T20">true</text:span><text:span text:style-name="T20">;</text:span></text:p>
                                              <text:p text:style-name="P44"/>
                                              <text:p text:style-name="P44"><text:span text:style-name="T20"><text:tab/><text:tab/><text:tab/><text:tab/></text:span><text:span text:style-name="T20">for</text:span><text:span text:style-name="T20"> (</text:span><text:span text:style-name="T20">int</text:span><text:span text:style-name="T20"> i = 1; i &lt; snakelen; i++) {</text:span></text:p>
                                              <text:p text:style-name="P44"><text:span text:style-name="T20"><text:tab/><text:tab/><text:tab/><text:tab/><text:tab/></text:span><text:span text:style-name="T20">if</text:span><text:span text:style-name="T20"> (snake[i] == snake[0]) {</text:span></text:p>
                                              <text:p text:style-name="P44"><text:span text:style-name="T20"><text:tab/><text:tab/><text:tab/><text:tab/><text:tab/><text:tab/>D = </text:span><text:span text:style-name="T20">UP</text:span><text:span text:style-name="T20">;</text:span></text:p>
                                              <text:p text:style-name="P44"><text:span text:style-name="T20"><text:tab/><text:tab/><text:tab/><text:tab/><text:tab/><text:tab/>D_prev = </text:span><text:span text:style-name="T20">UP</text:span><text:span text:style-name="T20">;</text:span></text:p>
                                              <text:p text:style-name="P44"><text:span text:style-name="T20"><text:tab/><text:tab/><text:tab/><text:tab/><text:tab/><text:tab/></text:span><text:span text:style-name="T20">for</text:span><text:span text:style-name="T20"> (</text:span><text:span text:style-name="T20">int</text:span><text:span text:style-name="T20"> i = 0; i &lt; gridlen; i++) {</text:span></text:p>
                                              <text:p text:style-name="P44"><text:span text:style-name="T20"><text:tab/><text:tab/><text:tab/><text:tab/><text:tab/><text:tab/><text:tab/></text:span><text:span text:style-name="T20">for</text:span><text:span text:style-name="T20"> (</text:span><text:span text:style-name="T20">int</text:span><text:span text:style-name="T20"> j = 0; j &lt; gridlen; j++) {</text:span></text:p>
                                              <text:p text:style-name="P44"/>
                                              <text:p text:style-name="P44"><text:span text:style-name="T20"><text:tab/><text:tab/><text:tab/><text:tab/><text:tab/><text:tab/><text:tab/><text:tab/>tail[i * gridlen + j].a.setSize(sf::</text:span><text:span text:style-name="T20">Vector2f</text:span><text:span text:style-name="T20">(scale, scale));</text:span></text:p>
                                              <text:p text:style-name="P44"><text:span text:style-name="T20"><text:tab/><text:tab/><text:tab/><text:tab/><text:tab/><text:tab/><text:tab/><text:tab/>tail[i * gridlen + j].a.setFillColor(sf::</text:span><text:span text:style-name="T20">Color</text:span><text:span text:style-name="T20">(200, 100, 50));</text:span></text:p>
                                              <text:p text:style-name="P44"><text:span text:style-name="T20"><text:tab/><text:tab/><text:tab/><text:tab/><text:tab/><text:tab/><text:tab/><text:tab/>tail[i * gridlen + j].a.setPosition(sf::</text:span><text:span text:style-name="T20">Vector2f</text:span><text:span text:style-name="T20">(i * scale + 1, j * scale + 1));</text:span></text:p>
                                              <text:p text:style-name="P44"><text:span text:style-name="T20"><text:tab/><text:tab/><text:tab/><text:tab/><text:tab/><text:tab/><text:tab/><text:tab/>tail[i * gridlen + j].isFood = </text:span><text:span text:style-name="T20">false</text:span><text:span text:style-name="T20">;</text:span></text:p>
                                              <text:p text:style-name="P44"><text:span text:style-name="T20"><text:tab/><text:tab/><text:tab/><text:tab/><text:tab/><text:tab/><text:tab/><text:tab/>tail[i * gridlen + j].isSnake = </text:span><text:span text:style-name="T20">false</text:span><text:span text:style-name="T20">;</text:span></text:p>
                                              <text:p text:style-name="P44"><text:tab/><text:tab/><text:tab/><text:tab/><text:tab/><text:tab/><text:tab/>}</text:p>
                                              <text:p text:style-name="P44"><text:soft-page-break/><text:tab/><text:tab/><text:tab/><text:tab/><text:tab/><text:tab/>}</text:p>
                                              <text:p text:style-name="P44"/>
                                              <text:p text:style-name="P44"><text:tab/><text:tab/><text:tab/><text:tab/><text:tab/><text:tab/>snake[0] = x_temp * gridlen + y_temp;</text:p>
                                              <text:p text:style-name="P44"><text:tab/><text:tab/><text:tab/><text:tab/><text:tab/><text:tab/>snake[1] = x_temp * gridlen + y_temp + 1;</text:p>
                                              <text:p text:style-name="P44"><text:tab/><text:tab/><text:tab/><text:tab/><text:tab/><text:tab/>snake[2] = x_temp * gridlen + y_temp + 2;</text:p>
                                              <text:p text:style-name="P44"/>
                                              <text:p text:style-name="P44"><text:span text:style-name="T20"><text:tab/><text:tab/><text:tab/><text:tab/><text:tab/><text:tab/>tail[snake[0]].isSnake = </text:span><text:span text:style-name="T20">true</text:span><text:span text:style-name="T20">;</text:span></text:p>
                                              <text:p text:style-name="P44"><text:span text:style-name="T20"><text:tab/><text:tab/><text:tab/><text:tab/><text:tab/><text:tab/>tail[snake[1]].isSnake = </text:span><text:span text:style-name="T20">true</text:span><text:span text:style-name="T20">;</text:span></text:p>
                                              <text:p text:style-name="P44"><text:span text:style-name="T20"><text:tab/><text:tab/><text:tab/><text:tab/><text:tab/><text:tab/>tail[snake[2]].isSnake = </text:span><text:span text:style-name="T20">true</text:span><text:span text:style-name="T20">;</text:span></text:p>
                                              <text:p text:style-name="P44"><text:tab/><text:tab/><text:tab/><text:tab/><text:tab/><text:tab/>snakelen = 3;</text:p>
                                              <text:p text:style-name="P44"><text:tab/><text:tab/><text:tab/><text:tab/><text:tab/><text:tab/>food = rand() % (gridlen * gridlen);</text:p>
                                              <text:p text:style-name="P44"><text:span text:style-name="T20"><text:tab/><text:tab/><text:tab/><text:tab/><text:tab/><text:tab/></text:span><text:span text:style-name="T20">for</text:span><text:span text:style-name="T20"> (</text:span><text:span text:style-name="T20">int</text:span><text:span text:style-name="T20"> i = 0; i &lt; snakelen; i++) {</text:span></text:p>
                                              <text:p text:style-name="P44"><text:span text:style-name="T20"><text:tab/><text:tab/><text:tab/><text:tab/><text:tab/><text:tab/><text:tab/></text:span><text:span text:style-name="T20">while</text:span><text:span text:style-name="T20"> (food == snake[i]) {</text:span></text:p>
                                              <text:p text:style-name="P44"><text:tab/><text:tab/><text:tab/><text:tab/><text:tab/><text:tab/><text:tab/><text:tab/>food = rand() % (gridlen * gridlen);</text:p>
                                              <text:p text:style-name="P44"><text:tab/><text:tab/><text:tab/><text:tab/><text:tab/><text:tab/><text:tab/>}</text:p>
                                              <text:p text:style-name="P44"><text:span text:style-name="T20"><text:tab/><text:tab/><text:tab/><text:tab/><text:tab/><text:tab/><text:tab/>tail[food].isFood = </text:span><text:span text:style-name="T20">true</text:span><text:span text:style-name="T20">;</text:span></text:p>
                                              <text:p text:style-name="P44"><text:tab/><text:tab/><text:tab/><text:tab/><text:tab/><text:tab/>}</text:p>
                                              <text:p text:style-name="P44"><text:tab/><text:tab/><text:tab/><text:tab/><text:tab/>}</text:p>
                                              <text:p text:style-name="P44"/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tail[snake[snakelen]].isFood &amp;&amp; tail[snake[snakelen]].isSnake) {</text:span></text:p>
                                              <text:p text:style-name="P44"><text:span text:style-name="T20"><text:tab/><text:tab/><text:tab/><text:tab/><text:tab/>tail[snake[snakelen]].isFood = </text:span><text:span text:style-name="T20">false</text:span><text:span text:style-name="T20">;</text:span></text:p>
                                              <text:p text:style-name="P44"><text:tab/><text:tab/><text:tab/><text:tab/><text:tab/>snakelen++;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for</text:span><text:span text:style-name="T20"> (</text:span><text:span text:style-name="T20">int</text:span><text:span text:style-name="T20"> i = 0; i &lt; gridlen * gridlen; i++)</text:span></text:p>
                                              <text:p text:style-name="P44"><text:tab/><text:tab/><text:tab/><text:tab/>{</text:p>
                                              <text:p text:style-name="P44"><text:span text:style-name="T20"><text:tab/><text:tab/><text:tab/><text:tab/><text:tab/>tail[i].isSnake = </text:span><text:span text:style-name="T20">false</text:span><text:span text:style-name="T20">;</text:span>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for</text:span><text:span text:style-name="T20"> (</text:span><text:span text:style-name="T20">int</text:span><text:span text:style-name="T20"> i = 0; i &lt; snakelen; i++)</text:span></text:p>
                                              <text:p text:style-name="P44"><text:soft-page-break/><text:tab/><text:tab/><text:tab/><text:tab/>{</text:p>
                                              <text:p text:style-name="P44"><text:span text:style-name="T20"><text:tab/><text:tab/><text:tab/><text:tab/><text:tab/>tail[snake[i]].isSnake = </text:span><text:span text:style-name="T20">true</text:span><text:span text:style-name="T20">;</text:span></text:p>
                                              <text:p text:style-name="P44"><text:tab/><text:tab/><text:tab/><text:tab/>}</text:p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/>
                                              <text:p text:style-name="P44"><text:tab/><text:tab/><text:tab/><text:tab/>D_prev = D;</text:p>
                                              <text:p text:style-name="P44"><text:tab/><text:tab/><text:tab/><text:tab/>clock.restart();</text:p>
                                              <text:p text:style-name="P44"/>
                                              <text:p text:style-name="P44"><text:tab/><text:tab/><text:tab/>}</text:p>
                                              <text:p text:style-name="P44"><text:tab/><text:tab/><text:tab/>window.clear();</text:p>
                                              <text:p text:style-name="P44"><text:tab/><text:tab/><text:tab/>color_temp = 0;</text:p>
                                              <text:p text:style-name="P44"><text:span text:style-name="T20"><text:tab/><text:tab/><text:tab/></text:span><text:span text:style-name="T20">for</text:span><text:span text:style-name="T20"> (</text:span><text:span text:style-name="T20">int</text:span><text:span text:style-name="T20"> i = 0; i &lt; gridlen * gridlen; i++) {</text:span></text:p>
                                              <text:p text:style-name="P44"><text:tab/><text:tab/><text:tab/><text:tab/></text:p>
                                              <text:p text:style-name="P44"><text:span text:style-name="T20"><text:tab/><text:tab/><text:tab/><text:tab/></text:span><text:span text:style-name="T20">if</text:span><text:span text:style-name="T20"> (tail[i].isFood == </text:span><text:span text:style-name="T20">true</text:span><text:span text:style-name="T20">) {</text:span></text:p>
                                              <text:p text:style-name="P44"><text:span text:style-name="T20"><text:tab/><text:tab/><text:tab/><text:tab/><text:tab/>tail[i].a.setFillColor(sf::</text:span><text:span text:style-name="T20">Color</text:span><text:span text:style-name="T20">(250, 150, 100));</text:span></text:p>
                                              <text:p text:style-name="P44"><text:tab/><text:tab/><text:tab/><text:tab/><text:tab/>window.draw(tail[i].a);</text:p>
                                              <text:p text:style-name="P44"><text:tab/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tail[i].isSnake == </text:span><text:span text:style-name="T20">true</text:span><text:span text:style-name="T20">) {</text:span></text:p>
                                              <text:p text:style-name="P44"/>
                                              <text:p text:style-name="P44"><text:span text:style-name="T20"><text:tab/><text:tab/><text:tab/><text:tab/><text:tab/>tail[i].a.setFillColor(sf::</text:span><text:span text:style-name="T20">Color</text:span><text:span text:style-name="T20">(color_temp, color_temp, 255));</text:span></text:p>
                                              <text:p text:style-name="P44"><text:tab/><text:tab/><text:tab/><text:tab/><text:tab/>color_temp = color_temp + 255 / snakelen;</text:p>
                                              <text:p text:style-name="P44"><text:tab/><text:tab/><text:tab/><text:tab/><text:tab/>window.draw(tail[i].a);</text:p>
                                              <text:p text:style-name="P44"><text:tab/><text:tab/><text:tab/><text:tab/>}</text:p>
                                              <text:p text:style-name="P44"/>
                                              <text:p text:style-name="P44"><text:tab/><text:tab/><text:tab/>}</text:p>
                                              <text:p text:style-name="P44"><text:tab/><text:tab/><text:tab/>window.display();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Escape</text:span><text:span text:style-name="T20">)) {</text:span></text:p>
                                              <text:p text:style-name="P44"><text:soft-page-break/><text:span text:style-name="T20"><text:tab/><text:tab/><text:tab/><text:tab/>start = </text:span><text:span text:style-name="T20">false</text:span><text:span text:style-name="T20">;</text:span></text:p>
                                              <text:p text:style-name="P44"><text:tab/><text:tab/><text:tab/>}</text:p>
                                              <text:p text:style-name="P44"><text:span text:style-name="T20"><text:tab/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Left</text:span><text:span text:style-name="T20">)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</text:span><text:span text:style-name="T20">if</text:span><text:span text:style-name="T20"> (D_prev != </text:span><text:span text:style-name="T20">RIGHT</text:span><text:span text:style-name="T20">) {</text:span></text:p>
                                              <text:p text:style-name="P44"><text:span text:style-name="T20"><text:tab/><text:tab/><text:tab/><text:tab/><text:tab/>D = </text:span><text:span text:style-name="T20">LEFT</text:span><text:span text:style-name="T20">;</text:span></text:p>
                                              <text:p text:style-name="P44"/>
                                              <text:p text:style-name="P44"><text:tab/><text:tab/><text:tab/><text:tab/>}</text:p>
                                              <text:p text:style-name="P44"><text:tab/><text:tab/><text:tab/>}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Up</text:span><text:span text:style-name="T20">)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</text:span><text:span text:style-name="T20">if</text:span><text:span text:style-name="T20"> (D_prev != </text:span><text:span text:style-name="T20">DOWN</text:span><text:span text:style-name="T20">) {</text:span></text:p>
                                              <text:p text:style-name="P44"><text:span text:style-name="T20"><text:tab/><text:tab/><text:tab/><text:tab/><text:tab/>D = </text:span><text:span text:style-name="T20">UP</text:span><text:span text:style-name="T20">;</text:span></text:p>
                                              <text:p text:style-name="P44"/>
                                              <text:p text:style-name="P44"><text:tab/><text:tab/><text:tab/><text:tab/>}</text:p>
                                              <text:p text:style-name="P44"><text:tab/><text:tab/><text:tab/>}</text:p>
                                              <text:p text:style-name="P44"/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Right</text:span><text:span text:style-name="T20">)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</text:span><text:span text:style-name="T20">if</text:span><text:span text:style-name="T20"> (D_prev != </text:span><text:span text:style-name="T20">LEFT</text:span><text:span text:style-name="T20">) {</text:span></text:p>
                                              <text:p text:style-name="P44"><text:span text:style-name="T20"><text:tab/><text:tab/><text:tab/><text:tab/><text:tab/>D = </text:span><text:span text:style-name="T20">RIGHT</text:span><text:span text:style-name="T20">;</text:span></text:p>
                                              <text:p text:style-name="P44"/>
                                              <text:p text:style-name="P44"><text:tab/><text:tab/><text:tab/><text:tab/>}</text:p>
                                              <text:p text:style-name="P44"><text:tab/><text:tab/><text:tab/>}</text:p>
                                              <text:p text:style-name="P44"><text:span text:style-name="T20"><text:tab/><text:tab/><text:tab/></text:span><text:span text:style-name="T20">if</text:span><text:span text:style-name="T20"> (sf::</text:span><text:span text:style-name="T20">Keyboard</text:span><text:span text:style-name="T20">::isKeyPressed(sf::</text:span><text:span text:style-name="T20">Keyboard</text:span><text:span text:style-name="T20">::</text:span><text:span text:style-name="T20">Down</text:span><text:span text:style-name="T20">))</text:span></text:p>
                                              <text:p text:style-name="P44"><text:tab/><text:tab/><text:tab/>{</text:p>
                                              <text:p text:style-name="P44"><text:span text:style-name="T20"><text:tab/><text:tab/><text:tab/><text:tab/></text:span><text:span text:style-name="T20">if</text:span><text:span text:style-name="T20"> (D_prev != </text:span><text:span text:style-name="T20">UP</text:span><text:span text:style-name="T20">) {</text:span></text:p>
                                              <text:p text:style-name="P44"><text:span text:style-name="T20"><text:tab/><text:tab/><text:tab/><text:tab/><text:tab/>D = </text:span><text:span text:style-name="T20">DOWN</text:span><text:span text:style-name="T20">;</text:span></text:p>
                                              <text:p text:style-name="P44"/>
                                              <text:p text:style-name="P44"><text:tab/><text:tab/><text:tab/><text:tab/>}</text:p>
                                              <text:p text:style-name="P44"><text:soft-page-break/><text:tab/><text:tab/><text:tab/>}</text:p>
                                              <text:p text:style-name="P44"><text:tab/><text:tab/>}</text:p>
                                              <text:p text:style-name="P44"><text:tab/>}</text:p>
                                              <text:p text:style-name="P44"><text:span text:style-name="T20"><text:tab/></text:span><text:span text:style-name="T20">return</text:span><text:span text:style-name="T20"> 0;</text:span></text:p>
                                              <text:p text:style-name="P45"><draw:frame draw:style-name="fr1" draw:name="Графический объект1" text:anchor-type="paragraph" svg:x="5.759cm" svg:y="1.371cm" svg:width="5.394cm" svg:height="16.141cm" draw:z-index="0"><draw:image xlink:href="Pictures/100000000000033200001D8E0A4555F7.bmp" xlink:type="simple" xlink:show="embed" xlink:actuate="onLoad"/></draw:frame>}</text:p>
                                              <text:p text:style-name="P46"><text:span text:style-name="T19">рис.1 Блок-схема кода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cm" fo:margin-bottom="0cm" fo:line-height="150%" fo:text-align="center" style:justify-single-word="false" fo:keep-together="always" fo:keep-with-next="always"/>
      <style:text-properties fo:color="#000000" style:font-name="Times New Roman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margin-top="0cm" fo:margin-bottom="0cm" fo:line-height="150%" fo:text-align="justify" style:justify-single-word="false" fo:keep-together="always" fo:text-indent="1.251cm" style:auto-text-indent="false" fo:keep-with-next="always"/>
      <style:text-properties fo:color="#000000" style:font-name="Times New Roman" fo:font-size="12pt" fo:font-weight="bold" style:font-size-asian="12pt" style:font-weight-asian="bold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fo:text-align="start" style:justify-single-word="false" text:number-lines="false" text:line-number="0"/>
      <style:text-properties fo:color="#2e74b5" style:font-name="Calibri Light" fo:font-size="16pt" fo:font-weight="normal" style:font-size-asian="16pt" style:language-asian="ru" style:country-asian="RU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.231cm" style:type="right" style:leader-style="dotted" style:leader-text=".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Мой_20_заголовок2" style:display-name="Мой заголовок2" style:family="paragraph" style:parent-style-name="Heading_20_1" style:default-outline-level="" style:list-style-name="">
      <style:paragraph-properties fo:break-before="page"/>
      <style:text-properties fo:font-size="12pt" style:font-size-asian="12pt" style:font-name-complex="Times New Roman1" style:font-size-complex="12pt"/>
    </style:style>
    <style:style style:name="Мой_20_обычный" style:display-name="Мой обычный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fo:font-weight="bold" style:font-size-asian="16pt" style:font-weight-asian="bold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2pt" fo:font-weight="bold" style:font-size-asian="12pt" style:font-weight-asian="bold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Мой_20_заголовок2_20_Знак" style:display-name="Мой заголовок2 Знак" style:family="text" style:parent-style-name="Заголовок_20_1_20_Знак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Мой_20_обычный_20_Знак" style:display-name="Мой обычный Знак" style:family="text" style:parent-style-name="Default_20_Paragraph_20_Font">
      <style:text-properties style:font-name="Times New Roman" fo:font-size="12pt" style:font-size-asian="12pt" style:font-name-complex="Times New Roman1" style:font-size-complex="12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8.90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-7.63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-6.36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5.09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-3.82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-2.55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1.2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2.49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cm" fo:margin-left="2.501cm" fo:margin-right="1.2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2.501cm" fo:margin-right="1.2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9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UR-LAP</meta:initial-creator>
    <meta:editing-cycles>34</meta:editing-cycles>
    <meta:creation-date>2017-02-20T13:27:00</meta:creation-date>
    <dc:date>2021-10-25T18:10:54.41</dc:date>
    <meta:editing-duration>PT18H26M48S</meta:editing-duration>
    <meta:generator>OpenOffice/4.1.10$Win32 OpenOffice.org_project/4110m2$Build-9807</meta:generator>
    <meta:document-statistic meta:table-count="1" meta:image-count="1" meta:object-count="0" meta:page-count="24" meta:paragraph-count="344" meta:word-count="2247" meta:character-count="16340"/>
    <meta:user-defined meta:name="AppVersion">16.0000</meta:user-defined>
    <meta:user-defined meta:name="Company">Ya Blondinko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